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20000000204B249CA79A42C6D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3" svg:font-family="'DejaVu Serif'" style:font-adornments="Book" style:font-family-generic="roman"/>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DejaVu Serif" style:font-name-asian="DejaVu Serif" style:font-name-complex="DejaVu Serif"/>
    </style:style>
    <style:style style:name="P2" style:family="paragraph" style:parent-style-name="Text_20_body">
      <style:text-properties officeooo:paragraph-rsid="000a55b5"/>
    </style:style>
    <style:style style:name="P3" style:family="paragraph" style:parent-style-name="Contents_20_2">
      <style:paragraph-properties>
        <style:tab-stops>
          <style:tab-stop style:position="17.403cm" style:type="right" style:leader-style="dotted" style:leader-text="."/>
        </style:tab-stops>
      </style:paragraph-properties>
    </style:style>
    <style:style style:name="P4" style:family="paragraph" style:parent-style-name="Contents_20_4">
      <style:paragraph-properties>
        <style:tab-stops>
          <style:tab-stop style:position="16.803cm" style:type="right" style:leader-style="dotted" style:leader-text="."/>
        </style:tab-stops>
      </style:paragraph-properties>
    </style:style>
    <style:style style:name="P5" style:family="paragraph" style:parent-style-name="Contents_20_3">
      <style:paragraph-properties>
        <style:tab-stops>
          <style:tab-stop style:position="17.403cm" style:type="right" style:leader-style="dotted" style:leader-text="."/>
        </style:tab-stops>
      </style:paragraph-properties>
    </style:style>
    <style:style style:name="P6" style:family="paragraph" style:parent-style-name="Contents_20_1">
      <style:paragraph-properties>
        <style:tab-stops>
          <style:tab-stop style:position="17.602cm" style:type="right" style:leader-style="dotted" style:leader-text="."/>
        </style:tab-stops>
      </style:paragraph-properties>
    </style:style>
    <style:style style:name="P7" style:family="paragraph" style:parent-style-name="Text_20_body">
      <style:text-properties style:font-name="DejaVu Serif" officeooo:rsid="000ced18" officeooo:paragraph-rsid="000ced18" style:font-name-asian="DejaVu Serif" style:font-name-complex="DejaVu Serif"/>
    </style:style>
    <style:style style:name="P8" style:family="paragraph" style:parent-style-name="Text_20_body">
      <style:text-properties style:font-name="DejaVu Serif" officeooo:rsid="000ced18" officeooo:paragraph-rsid="000d75b1" style:font-name-asian="DejaVu Serif" style:font-name-complex="DejaVu Serif"/>
    </style:style>
    <style:style style:name="P9" style:family="paragraph" style:parent-style-name="Text_20_body">
      <style:text-properties style:font-name="DejaVu Serif" officeooo:rsid="000ced18" officeooo:paragraph-rsid="000ebc85" style:font-name-asian="DejaVu Serif" style:font-name-complex="DejaVu Serif"/>
    </style:style>
    <style:style style:name="P10" style:family="paragraph" style:parent-style-name="Text_20_body">
      <style:text-properties style:font-name="DejaVu Serif" officeooo:rsid="000ced18" officeooo:paragraph-rsid="000f131b" style:font-name-asian="DejaVu Serif" style:font-name-complex="DejaVu Serif"/>
    </style:style>
    <style:style style:name="P11" style:family="paragraph" style:parent-style-name="Text_20_body">
      <style:text-properties style:font-name="DejaVu Serif" officeooo:rsid="000ebc85" officeooo:paragraph-rsid="000ebc85" style:font-name-asian="DejaVu Serif" style:font-name-complex="DejaVu Serif"/>
    </style:style>
    <style:style style:name="P12" style:family="paragraph" style:parent-style-name="Text_20_body">
      <style:text-properties style:font-name="DejaVu Serif" officeooo:rsid="001220b4" officeooo:paragraph-rsid="001220b4" style:font-name-asian="DejaVu Serif" style:font-name-complex="DejaVu Serif"/>
    </style:style>
    <style:style style:name="T1" style:family="text">
      <style:text-properties style:font-name="DejaVu Serif" style:font-name-asian="DejaVu Serif" style:font-name-complex="DejaVu Serif"/>
    </style:style>
    <style:style style:name="T2" style:family="text">
      <style:text-properties style:font-name="DejaVu Serif" officeooo:rsid="0020d703" style:font-name-asian="DejaVu Serif" style:font-name-complex="DejaVu Serif"/>
    </style:style>
    <style:style style:name="T3" style:family="text">
      <style:text-properties style:font-name="DejaVu Serif" style:font-name-asian="Arial Unicode MS" style:font-name-complex="Tahoma"/>
    </style:style>
    <style:style style:name="T4" style:family="text">
      <style:text-properties style:font-name="DejaVu Serif" officeooo:rsid="0020d703" style:font-name-asian="Arial Unicode MS" style:font-name-complex="Tahoma"/>
    </style:style>
    <style:style style:name="T5" style:family="text">
      <style:text-properties style:font-name="DejaVu Serif3" officeooo:rsid="0020d703" style:font-name-asian="DejaVu Serif3" style:font-name-complex="DejaVu Serif3"/>
    </style:style>
    <style:style style:name="T6" style:family="text">
      <style:text-properties fo:color="#0000ff" style:font-name="DejaVu Serif3" style:font-name-asian="DejaVu Serif3" style:font-name-complex="DejaVu Serif3"/>
    </style:style>
    <style:style style:name="T7" style:family="text">
      <style:text-properties fo:color="#0000ff" style:font-name="DejaVu Serif3" officeooo:rsid="0020d703" style:font-name-asian="DejaVu Serif3" style:font-name-complex="DejaVu Serif3"/>
    </style:style>
    <style:style style:name="T8" style:family="text">
      <style:text-properties fo:color="#0000ff" style:font-name="DejaVu Serif" style:font-name-asian="DejaVu Serif" style:font-name-complex="DejaVu Serif"/>
    </style:style>
    <style:style style:name="T9" style:family="text">
      <style:text-properties fo:color="#0000ff" style:font-name="DejaVu Serif" officeooo:rsid="0020d703" style:font-name-asian="DejaVu Serif" style:font-name-complex="DejaVu Serif"/>
    </style:style>
    <style:style style:name="T10" style:family="text">
      <style:text-properties fo:color="#0000ff" style:font-name="DejaVu Serif" officeooo:rsid="0020d703" style:font-name-asian="Arial Unicode MS" style:font-name-complex="Tahoma"/>
    </style:style>
    <style:style style:name="T11" style:family="text">
      <style:text-properties officeooo:rsid="0008739d"/>
    </style:style>
    <style:style style:name="T12" style:family="text">
      <style:text-properties fo:color="#ff0000" style:font-name="DejaVu Serif3" officeooo:rsid="0020d703" style:font-name-asian="DejaVu Serif3" style:font-name-complex="DejaVu Serif3"/>
    </style:style>
    <style:style style:name="T13" style:family="text">
      <style:text-properties fo:color="#ff0000" style:font-name="DejaVu Serif" style:font-name-asian="DejaVu Serif" style:font-name-complex="DejaVu Serif"/>
    </style:style>
    <style:style style:name="T14" style:family="text">
      <style:text-properties fo:color="#ff0000" style:font-name="DejaVu Serif" officeooo:rsid="0020d703" style:font-name-asian="DejaVu Serif" style:font-name-complex="DejaVu Serif"/>
    </style:style>
    <style:style style:name="T15" style:family="text">
      <style:text-properties fo:color="#ff0000" style:font-name="DejaVu Serif" officeooo:rsid="0020d703" style:font-name-asian="Arial Unicode MS" style:font-name-complex="Tahoma"/>
    </style:style>
    <style:style style:name="T16" style:family="text">
      <style:text-properties officeooo:rsid="000d75b1"/>
    </style:style>
    <style:style style:name="T17" style:family="text">
      <style:text-properties officeooo:rsid="000ebc85"/>
    </style:style>
    <style:style style:name="T18" style:family="text">
      <style:text-properties officeooo:rsid="000f131b"/>
    </style:style>
    <style:style style:name="T19" style:family="text">
      <style:text-properties officeooo:rsid="00114419"/>
    </style:style>
    <style:style style:name="T20" style:family="text">
      <style:text-properties officeooo:rsid="001220b4"/>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p>
      <text:table-of-content text:style-name="Sect1" text:protected="true" text:name="Table of Contents1">
        <text:table-of-content-source text:outline-level="4">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6">--<text:tab/>1</text:p>
          <text:p text:style-name="P3">--<text:tab/>1</text:p>
          <text:p text:style-name="P5">--<text:tab/>1</text:p>
          <text:p text:style-name="P4">--<text:tab/>1</text:p>
        </text:index-body>
      </text:table-of-content>
      <text:p text:style-name="P1"/>
      <text:p text:style-name="P7">Arxim comprend des procédures pour le calcul de spéciation ou d'équilibre suivant une suite univariante de conditions prédéfinies (calculs de type SPCPATH ou EQUPATH), mais ne comprend pas de procédures pour étudier un système suivant plus d'une "dimension".</text:p>
      <text:p text:style-name="P7">Par exemple, Arxim permet de calculer un diagramme de Sillen (activités des espèces en fonction du pH), mais ne permet pas de construire directement un diagramme sur un espace divariant, tel que pH - redox. De même, on peut calculer l'évolution de la paragénèse métamorphique d'une composition globale donnée le long d'un chemin T-P, mais on ne peut pas faire varier indépendamment T et P en vue de construire un diagramme de phase.</text:p>
      <text:p text:style-name="P7">Plutôt que d'étendre les fonctionnalités d'arxim par des procédures internes au code fortran, il a paru plus pratique de développer des programmes externes dans un langage de script, en l'occurrence python, plus facile à mettre en oeuvre qu'un langage à compilation séparée comme fortran.</text:p>
      <text:p text:style-name="P7">Les nouveaux développements ont donc porté surtout sur ces scripts python, mais Arxim a été aussi amendé pour faciliter les échanges avec un script externe: on a ajouté des procédures d'écriture "compacte" des résultats du calcul, pour simplifier l'accès du script externe aux résultats du calcul arxim. On a aussi remis en fonction la possibilité de renseigner le mode de calcul (SPC, EQU, ou GEM) en argument de la ligne de commande. Dans les scripts réalisés jusqu'ici, arxim est appelé seulement en mode de calcul ponctuel; il pourra être intéressant, à terme, d'intéressant d'intégrer aussi des calculs de type PATH.</text:p>
      <text:p text:style-name="P7">Les scripts actuellement disponibles permettent de réaliser:</text:p>
      <text:p text:style-name="P8">- des diagrammes binaires de type pH - Eh (ou pH - log(fO2)) en mode SPC (spéciation), représentant l'espèce la plus abondante, <text:span text:style-name="T16">à T,P donnés et pour des quantités totales données d'un ou plusieurs éléments</text:span>.</text:p>
      <text:p text:style-name="P7">- des diagrammes <text:span text:style-name="T16">de phase</text:span>, calculés en mode GEM, qui <text:span text:style-name="T16">"</text:span>cartographient<text:span text:style-name="T16">", pour des quantités données de constituants inertes,</text:span> les champs de stabilité des assemblages de phase, en fonction des activités de deux constituants <text:span text:style-name="T17">mobiles</text:span> <text:span text:style-name="T16">ou dans un espace </text:span>T,<text:span text:style-name="T16">P.</text:span></text:p>
      <text:p text:style-name="P9">Dans le premier cas, Arxim est appelé pour calculer la spéciation de la solution aqueuse <text:span text:style-name="T17">et écrire </text:span>la composition de la solution <text:span text:style-name="T17">dans un fichier (tmp_spc_mole.dat)</text:span>, et le script lit <text:span text:style-name="T17">ce fichier </text:span>pour trouver l'espèce solutée la plus abondante. Dans les autres cas, Arxim est appelé pour calculer, et écrire la composition du système à l'équilibre <text:span text:style-name="T17">dans</text:span> un fichier <text:span text:style-name="T17">(tmp_gem.tab) qui sera relu par le script.</text:span></text:p>
      <text:p text:style-name="P11">Les fichiers temporaires (tmp_*) peuvent également être relus par Arxim pour servir de données initiales au point de calcul suivant, <text:span text:style-name="T20">cela doit (devrait) accélérer</text:span> le calcul de spéciation.</text:p>
      <text:p text:style-name="P10">Pour ces différents types de diagrammes, le schéma d<text:span text:style-name="T17">u script</text:span> est <text:span text:style-name="T17">similaire</text:span>. On commence par un calcul point par point sur une grille (x,y) de résolution donnée, relativement large, qui donne une <text:span text:style-name="T17">première image</text:span> de la répartition des differents domaines (nature de l'espèce la plus abondante, en mode SPC, ou assemblage de phase, en GEM), et qui permet de localiser les couples de points (p1,p2) rele<text:span text:style-name="T17">v</text:span>ant de deux domaines distincts. Les <text:span text:style-name="T18">limit</text:span>es <text:span text:style-name="T18">des</text:span> domaines sont ensuite précisées par dichotomies successives (suivant x pour les couples de même <text:span text:style-name="T18">y</text:span>, ou y pour les couples de même <text:span text:style-name="T18">x</text:span>). <text:span text:style-name="T20">Si le milieu du segment p1-p2 appartient au même domaine que p1, le calcul suivant se fera avec p1 comme nouveau </text:span><text:s/>On peut faire ce raffinement séparément, après le calcul initial de tous les points de la grille, ou au fur et à mesure qu'on trouve un point dont un voisin direct déjà traité n'est pas du même domaine. La deuxième approche est a priori plus rapide quand arxim peut travailler en "warm restart", et c'est le cas en mode SPC (et en GEM en l'absence de mélanges susceptibles de démixion), mais les premiers tests ne montrent pas de différences significatives de temps de calcul.</text:p>
      <text:p text:style-name="P12">Il peut arriver, quand la maille de la grille de calcul est trop large, que </text:p>
      <text:p text:style-name="P7">Les listes <text:span text:style-name="T19">(gérées de manière dynamique en python)</text:span> <text:span text:style-name="T19">et les</text:span> tuples (type de variable <text:span text:style-name="T19">python </text:span>pour gérer des collections d'objets hétérogènes) permettent de gérer assez simplement les lignes séparant les différents domaines. <text:span text:style-name="T20">On commence par une liste unique, à laquelle, c</text:span>haque fois qu'on rencontre un nouveau poi<text:span text:style-name="T19">nt</text:span> de changement de domaine, on ajoute un "tuple" qui contient les coordonnées du point et un code décrivant le changement de domaine. Il suffit ensuite de <text:span text:style-name="T19">relire cette liste pour en extraire les listes correspondant aux différents changements de domaine répertoriés au cours du balayage de la grille de départ.</text:span></text:p>
      <text:p text:style-name="P7"/>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5">◁ ◀ ◃ ◂ ◆ </text:span><text:span text:style-name="T2">◇</text:span><text:span text:style-name="T4"> </text:span><text:span text:style-name="T5">♦ ◉ ◈ ♦ </text:span><text:span text:style-name="T1">▷ ► </text:span><text:span text:style-name="T12">◁ ◀ ◃ ◂ ◆ </text:span><text:span text:style-name="T14">◇</text:span><text:span text:style-name="T15"> </text:span><text:span text:style-name="T12">♦ ◉ ◈ ♦ </text:span><text:span text:style-name="T13">▷ ►</text:span><text:span text:style-name="T1"> </text:span><text:span text:style-name="T3"><text:s/></text:span><text:span text:style-name="T6">⬗</text:span><text:span text:style-name="T3"> </text:span><text:span text:style-name="T7">◁ ◀ ◃ ◂ ◆ </text:span><text:span text:style-name="T9">◇</text:span><text:span text:style-name="T10"> </text:span><text:span text:style-name="T7">♦ ◉ ◈ ♦ </text:span><text:span text:style-name="T8">▷ ►</text:span><text:span text:style-name="T1"> </text:span><text:span text:style-name="T3"><text:s/></text:span><text:span text:style-name="T1">◇</text:span></text:p>
      <text:p text:style-name="Text_20_body">-body-</text:p>
      <text:p text:style-name="Marginalia">-margin-</text:p>
      <text:p text:style-name="TextInfo">-info-</text:p>
      <text:p text:style-name="TextHiLite">-HiLite -</text:p>
      <text:p text:style-name="TextTable">-Table-</text:p>
      <text:p text:style-name="TextSmall">- <text:span text:style-name="T11">small</text:span>-</text:p>
      <text:p text:style-name="Text_20_body"/>
      <text:h text:style-name="Heading_20_1" text:outline-level="1">--</text:h>
      <text:h text:style-name="Heading_20_2" text:outline-level="2">--</text:h>
      <text:h text:style-name="Heading_20_3" text:outline-level="3">--</text:h>
      <text:h text:style-name="Heading_20_4" text:outline-level="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3" svg:font-family="'DejaVu Serif'" style:font-adornments="Book" style:font-family-generic="roman"/>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loext:graphic-properties draw:fill="none" draw:fill-color="#99ccff"/>
      <style:paragraph-properties fo:margin-left="0.6cm" fo:margin-right="0.6cm" fo:margin-top="0.101cm" fo:margin-bottom="0.101cm" loext:contextual-spacing="false" fo:text-align="justify" style:justify-single-word="false" fo:text-indent="0cm" style:auto-text-indent="false" fo:background-color="transparent"/>
      <style:text-properties style:font-name="DejaVu Serif" fo:font-family="'DejaVu Serif'" style:font-style-name="Book"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erif" fo:font-family="'DejaVu Serif'" style:font-style-name="Book" style:font-family-generic="roman"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199cm" fo:margin-bottom="0.101cm" loext:contextual-spacing="false" fo:padding="0.049cm" fo:border="0.06pt solid #000000"/>
      <style:text-properties style:font-name="DejaVu Serif" fo:font-family="'DejaVu Serif'" style:font-style-name="Book" style:font-family-generic="roman" style:font-pitch="variable" fo:font-size="11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loext:contextual-spacing="false" fo:text-indent="0cm" style:auto-text-indent="false" fo:background-color="transparent"/>
      <style:text-properties style:font-name="DejaVu Serif"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loext:contextual-spacing="false" fo:text-indent="0cm" style:auto-text-indent="false" fo:background-color="transparent" style:shadow="none"/>
      <style:text-properties style:font-name="DejaVu Serif"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loext:contextual-spacing="false" fo:text-align="justify" style:justify-single-word="false" fo:text-indent="0cm" style:auto-text-indent="false" style:shadow="none"/>
      <style:text-properties fo:color="#800000" fo:font-size="10pt" fo:font-style="normal"/>
    </style:style>
    <style:style style:name="TextHiLite" style:family="paragraph" style:parent-style-name="Text_20_body" style:next-style-name="Text_20_body" style:class="text">
      <style:paragraph-properties fo:margin-left="1cm" fo:margin-right="0cm" fo:margin-top="0cm" fo:margin-bottom="0cm" loext: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loext:contextual-spacing="false" fo:text-align="start" style:justify-single-word="false" fo:text-indent="0cm" style:auto-text-indent="false" fo:padding="0cm" fo:border="none" style:shadow="none"/>
      <style:text-properties fo:color="#00008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loext:contextual-spacing="false" fo:text-align="start" style:justify-single-word="false" fo:text-indent="0cm" style:auto-text-indent="false" fo:padding="0.15cm" fo:border-left="0.99pt solid #800080" fo:border-right="none" fo:border-top="none" fo:border-bottom="none" style:shadow="none"/>
      <style:text-properties style:font-name="DejaVu Sans Mono" fo:font-family="'DejaVu Sans Mono'" style:font-style-name="Book" style:font-family-generic="swiss" style:font-pitch="fixed" fo:font-size="11pt" fo:language="zxx" fo:country="none"/>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fo:font-size="10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cm" loext:contextual-spacing="false" fo:text-indent="0cm" style:auto-text-indent="false"/>
      <style:text-properties style:font-name="DejaVu Serif2" fo:font-family="'DejaVu Serif'" style:font-style-name="Bold" style:font-family-generic="roman" style:font-pitch="variable" fo:font-size="130%"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DejaVu Serif2"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4cm" fo:margin-right="0.6cm" fo:margin-top="0.101cm" fo:margin-bottom="0.101cm" loext:contextual-spacing="false" fo:text-indent="0cm" style:auto-text-indent="false">
        <style:tab-stops>
          <style:tab-stop style:position="18.002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101cm" fo:margin-bottom="0.101cm" loext:contextual-spacing="false" fo:text-indent="0cm" style:auto-text-indent="false" style:shadow="none">
        <style:tab-stops>
          <style:tab-stop style:position="17.503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101cm" loext:contextual-spacing="false" fo:text-indent="0cm" style:auto-text-indent="false">
        <style:tab-stops>
          <style:tab-stop style:position="17.004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199cm" fo:margin-right="0.6cm" fo:margin-top="0cm" fo:margin-bottom="0cm" loext:contextual-spacing="false" fo:text-indent="0cm" style:auto-text-indent="false">
        <style:tab-stops>
          <style:tab-stop style:position="16.505cm" style:type="right" style:leader-style="dotted" style:leader-text="."/>
        </style:tab-stops>
      </style:paragraph-properties>
      <style:text-properties style:font-name="DejaVu Serif" fo:font-family="'DejaVu Serif'" style:font-style-name="Book" style:font-family-generic="roman" style:font-pitch="variable" fo:font-size="11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Linux_X86_64 LibreOffice_project/30m0$Build-2</meta:generator>
    <dc:date>2017-08-22T11:29:48.314666694</dc:date>
    <meta:editing-cycles>26</meta:editing-cycles>
    <meta:editing-duration>P1DT23H50M12S</meta:editing-duration>
    <meta:document-statistic meta:table-count="0" meta:image-count="0" meta:object-count="0" meta:page-count="1" meta:paragraph-count="29" meta:word-count="803" meta:character-count="4728" meta:non-whitespace-character-count="3950"/>
    <meta:user-defined meta:name="Info 1"/>
    <meta:user-defined meta:name="Info 2"/>
    <meta:user-defined meta:name="Info 3"/>
    <meta:user-defined meta:name="Info 4"/>
  </office:meta>
</office:document-meta>
</file>